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40000024FF5E7D95A.png" manifest:media-type="image/png"/>
  <manifest:file-entry manifest:full-path="Pictures/100000000000015800000150719C24FC.jpg" manifest:media-type="image/jpeg"/>
  <manifest:file-entry manifest:full-path="Pictures/1000000000000259000001E0316794D9.jpg" manifest:media-type="image/jpeg"/>
  <manifest:file-entry manifest:full-path="Pictures/10000000000005CD0000023D2BF80DD0.jpg" manifest:media-type="image/jpeg"/>
  <manifest:file-entry manifest:full-path="Pictures/10000000000001F4000001A6C1FF656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3.229cm" svg:height="11.165cm" draw:z-index="0"><draw:image xlink:href="Pictures/10000000000001F4000001A6C1FF656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0.132cm" svg:y="1.879cm" svg:width="17.59cm" svg:height="6.786cm" draw:z-index="1"><draw:image xlink:href="Pictures/10000000000005CD0000023D2BF80DD0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4" text:anchor-type="paragraph" svg:x="12.104cm" svg:y="0.734cm" svg:width="5.701cm" svg:height="4.553cm" draw:z-index="3"><draw:image xlink:href="Pictures/1000000000000259000001E0316794D9.jpg" xlink:type="simple" xlink:show="embed" xlink:actuate="onLoad"/></draw:frame><draw:frame draw:style-name="fr2" draw:name="Image3" text:anchor-type="paragraph" svg:x="0.413cm" svg:y="0cm" svg:width="10.786cm" svg:height="10.536cm" draw:z-index="2"><draw:image xlink:href="Pictures/100000000000015800000150719C24FC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x="1.646cm" svg:y="0.496cm" svg:width="13.4cm" svg:height="12.938cm" draw:z-index="4"><draw:image xlink:href="Pictures/10000201000002640000024FF5E7D95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22:44:13.234282877</meta:creation-date>
    <dc:date>2015-02-24T22:48:35.358165680</dc:date>
    <meta:editing-duration>P0D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4.2.7.2$Linux_X86_64 LibreOffice_project/420m0$Build-2</meta:generator>
  </office:meta>
</office:document-meta>
</file>